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8pt" fo:font-weight="bold" style:font-size-asian="18pt" style:font-weight-asian="bold" style:font-size-complex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3cm" svg:height="1cm" svg:x="12.9cm" svg:y="3cm">
          <text:p text:style-name="P1">データ</text:p>
        </draw:rect>
        <draw:g>
          <draw:rect draw:style-name="gr1" draw:text-style-name="P1" draw:layer="layout" svg:width="3cm" svg:height="1cm" svg:x="13cm" svg:y="6cm">
            <text:p text:style-name="P1">データ</text:p>
          </draw:rect>
          <draw:rect draw:style-name="gr1" draw:text-style-name="P1" draw:layer="layout" svg:width="3cm" svg:height="1cm" svg:x="10cm" svg:y="6cm">
            <text:p text:style-name="P1"><text:span text:style-name="T1">TCP</text:span>/<text:span text:style-name="T1">UDP</text:span><text:span text:style-name="T1">ヘッダ</text:span></text:p>
          </draw:rect>
        </draw:g>
        <draw:g>
          <draw:g>
            <draw:rect draw:style-name="gr1" draw:text-style-name="P1" draw:layer="layout" svg:width="3cm" svg:height="1cm" svg:x="13cm" svg:y="9.9cm">
              <text:p text:style-name="P1">データ</text:p>
            </draw:rect>
            <draw:rect draw:style-name="gr1" draw:text-style-name="P1" draw:layer="layout" svg:width="3cm" svg:height="1cm" svg:x="10cm" svg:y="9.9cm">
              <text:p text:style-name="P1"><text:span text:style-name="T1">TCP/UDP</text:span><text:span text:style-name="T1">ヘッダ</text:span></text:p>
            </draw:rect>
            <draw:rect draw:style-name="gr2" draw:text-style-name="P1" draw:layer="layout" svg:width="7cm" svg:height="2cm" svg:x="9.5cm" svg:y="9.4cm">
              <text:p/>
            </draw:rect>
          </draw:g>
          <draw:rect draw:style-name="gr1" draw:text-style-name="P2" draw:layer="layout" svg:width="3cm" svg:height="2.005cm" svg:x="6.5cm" svg:y="9.4cm">
            <text:p text:style-name="P2"><text:span text:style-name="T1">IP</text:span><text:span text:style-name="T1">ヘッダ</text:span></text:p>
          </draw:rect>
        </draw:g>
        <draw:frame draw:style-name="gr3" draw:text-style-name="P3" draw:layer="layout" svg:width="5.493cm" svg:height="0.886cm" svg:x="22.323cm" svg:y="2.955cm">
          <draw:text-box>
            <text:p text:style-name="P3">アプリケーション層</text:p>
          </draw:text-box>
        </draw:frame>
        <draw:frame draw:style-name="gr3" draw:text-style-name="P3" draw:layer="layout" svg:width="4.837cm" svg:height="0.886cm" svg:x="22.483cm" svg:y="6.092cm">
          <draw:text-box>
            <text:p text:style-name="P3">トランスポート層</text:p>
          </draw:text-box>
        </draw:frame>
        <draw:frame draw:style-name="gr3" draw:text-style-name="P3" draw:layer="layout" svg:width="7.483cm" svg:height="0.886cm" svg:x="20.53cm" svg:y="10.029cm">
          <draw:text-box>
            <text:p text:style-name="P3">インターネットプロトコル層</text:p>
          </draw:text-box>
        </draw:frame>
        <draw:frame draw:style-name="gr3" draw:text-style-name="P3" draw:layer="layout" svg:width="6.602cm" svg:height="0.886cm" svg:x="21.479cm" svg:y="14.416cm">
          <draw:text-box>
            <text:p text:style-name="P3">ネットワークアクセス層</text:p>
          </draw:text-box>
        </draw:frame>
        <draw:g>
          <draw:rect draw:style-name="gr2" draw:text-style-name="P1" draw:layer="layout" svg:width="11.144cm" svg:height="3.144cm" svg:x="5.81cm" svg:y="13.323cm">
            <text:p/>
          </draw:rect>
          <draw:rect draw:style-name="gr1" draw:text-style-name="P1" draw:layer="layout" svg:width="3.611cm" svg:height="3.144cm" svg:x="2.199cm" svg:y="13.323cm">
            <text:p text:style-name="P1"><text:span text:style-name="T1">ネットワーク</text:span></text:p>
            <text:p text:style-name="P1"><text:span text:style-name="T1">アクセス層の</text:span></text:p>
            <text:p text:style-name="P1"><text:span text:style-name="T1">ヘッダ</text:span></text:p>
          </draw:rect>
          <draw:rect draw:style-name="gr1" draw:text-style-name="P2" draw:layer="layout" svg:width="3.455cm" svg:height="3.144cm" svg:x="16.954cm" svg:y="13.323cm">
            <text:p text:style-name="P2">ネットワーク</text:p>
            <text:p text:style-name="P2">アクセス層の</text:p>
            <text:p text:style-name="P2">トレイラ</text:p>
          </draw:rect>
          <draw:g>
            <draw:g>
              <draw:rect draw:style-name="gr1" draw:text-style-name="P1" draw:layer="layout" svg:width="3cm" svg:height="1cm" svg:x="13cm" svg:y="14.501cm">
                <text:p text:style-name="P1">データ</text:p>
              </draw:rect>
              <draw:rect draw:style-name="gr1" draw:text-style-name="P1" draw:layer="layout" svg:width="3cm" svg:height="1cm" svg:x="10cm" svg:y="14.501cm">
                <text:p text:style-name="P1"><text:span text:style-name="T1">TCP/UDP</text:span><text:span text:style-name="T1">ヘッダ</text:span></text:p>
              </draw:rect>
              <draw:rect draw:style-name="gr2" draw:text-style-name="P1" draw:layer="layout" svg:width="7cm" svg:height="2cm" svg:x="9.5cm" svg:y="14.001cm">
                <text:p/>
              </draw:rect>
            </draw:g>
            <draw:rect draw:style-name="gr1" draw:text-style-name="P2" draw:layer="layout" svg:width="3cm" svg:height="2.005cm" svg:x="6.5cm" svg:y="14.001cm">
              <text:p text:style-name="P2"><text:span text:style-name="T1">IP</text:span><text:span text:style-name="T1">ヘッダ</text:span></text:p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線の終点_20_1" draw:display-name="線の終点 1" svg:viewBox="0 0 1013 1130" svg:d="m1009 1050-449-1008-22-30-29-12-34 12-21 26-449 1012-5 13v8l5 21 12 21 17 13 21 4h903l21-4 21-13 9-21 4-21v-8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5T20:14:38.98</meta:creation-date>
    <meta:generator>OpenOffice.org/3.2$Win32 OpenOffice.org_project/320m18$Build-9502</meta:generator>
    <dc:date>2010-11-16T18:51:08.84</dc:date>
    <meta:editing-duration>PT22H36M33S</meta:editing-duration>
    <meta:editing-cycles>5</meta:editing-cycles>
    <meta:document-statistic meta:object-count="24"/>
  </office:meta>
</office:document-meta>
</file>